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0M16S" calcext:value-type="time">
            <text:p>19:50:1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0M29S" calcext:value-type="time">
            <text:p>19:50:29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0M49S" calcext:value-type="time">
            <text:p>19:50:4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51M03S" calcext:value-type="time">
            <text:p>19:51:03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0M18S" calcext:value-type="time">
            <text:p>19:50:18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0M22S" calcext:value-type="time">
            <text:p>19:50:2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51M00S" calcext:value-type="time">
            <text:p>19:51:0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04S" calcext:value-type="time">
            <text:p>19:50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07S" calcext:value-type="time">
            <text:p>19:50:0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08S" calcext:value-type="time">
            <text:p>19:50:0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12S" calcext:value-type="time">
            <text:p>19:50:1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13S" calcext:value-type="time">
            <text:p>19:50:1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14S" calcext:value-type="time">
            <text:p>19:50:1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15S" calcext:value-type="time">
            <text:p>19:50:1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16S" calcext:value-type="time">
            <text:p>19:50:1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0S" calcext:value-type="time">
            <text:p>19:50:2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2S" calcext:value-type="time">
            <text:p>19:50: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2S" calcext:value-type="time">
            <text:p>19:50:2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3S" calcext:value-type="time">
            <text:p>19:50: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4S" calcext:value-type="time">
            <text:p>19:50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7S" calcext:value-type="time">
            <text:p>19:50:2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7S" calcext:value-type="time">
            <text:p>19:50:2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8S" calcext:value-type="time">
            <text:p>19:50:2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28S" calcext:value-type="time">
            <text:p>19:50:2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30S" calcext:value-type="time">
            <text:p>19:50:3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30S" calcext:value-type="time">
            <text:p>19:50:3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31S" calcext:value-type="time">
            <text:p>19:50:3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35S" calcext:value-type="time">
            <text:p>19:50:3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36S" calcext:value-type="time">
            <text:p>19:50:3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40S" calcext:value-type="time">
            <text:p>19:50:4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41S" calcext:value-type="time">
            <text:p>19:50:4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41S" calcext:value-type="time">
            <text:p>19:50:4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49S" calcext:value-type="time">
            <text:p>19:50:4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0S" calcext:value-type="time">
            <text:p>19:50:5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0S" calcext:value-type="time">
            <text:p>19:50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4S" calcext:value-type="time">
            <text:p>19:50: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8S" calcext:value-type="time">
            <text:p>19:50:5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8S" calcext:value-type="time">
            <text:p>19:50:5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8S" calcext:value-type="time">
            <text:p>19:50:5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0M59S" calcext:value-type="time">
            <text:p>19:50:5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1M01S" calcext:value-type="time">
            <text:p>19:51:0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1M02S" calcext:value-type="time">
            <text:p>19:51:0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51M03S" calcext:value-type="time">
            <text:p>19:51:0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03S" calcext:value-type="time">
            <text:p>19:50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05S" calcext:value-type="time">
            <text:p>19:50:0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06S" calcext:value-type="time">
            <text:p>19:50:0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06S" calcext:value-type="time">
            <text:p>19:50:0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16S" calcext:value-type="time">
            <text:p>19:50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16S" calcext:value-type="time">
            <text:p>19:50:1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18S" calcext:value-type="time">
            <text:p>19:50:1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19S" calcext:value-type="time">
            <text:p>19:50:1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24S" calcext:value-type="time">
            <text:p>19:50:2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32S" calcext:value-type="time">
            <text:p>19:50:3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34S" calcext:value-type="time">
            <text:p>19:50:3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36S" calcext:value-type="time">
            <text:p>19:50:3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40S" calcext:value-type="time">
            <text:p>19:50:4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41S" calcext:value-type="time">
            <text:p>19:50:4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42S" calcext:value-type="time">
            <text:p>19:50:4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47S" calcext:value-type="time">
            <text:p>19:50:4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49S" calcext:value-type="time">
            <text:p>19:50:4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54S" calcext:value-type="time">
            <text:p>19:50: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54S" calcext:value-type="time">
            <text:p>19:50: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56S" calcext:value-type="time">
            <text:p>19:50:5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0M59S" calcext:value-type="time">
            <text:p>19:50:5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1M01S" calcext:value-type="time">
            <text:p>19:51:0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1M03S" calcext:value-type="time">
            <text:p>19:51:0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1M04S" calcext:value-type="time">
            <text:p>19:51:0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1M04S" calcext:value-type="time">
            <text:p>19:51:0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51M05S" calcext:value-type="time">
            <text:p>19:51:05</text:p>
          </table:table-cell>
          <table:table-cell office:value-type="float" office:value="-73" calcext:value-type="float">
            <text:p>-73</text:p>
          </table:table-cell>
        </table:table-row>
      </table:table>
      <table:named-expressions/>
      <table:database-ranges>
        <table:database-range table:name="__Anonymous_Sheet_DB__0" table:target-range-address="Sheet1.A2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23:06.72063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5:53.098581354</meta:creation-date>
    <meta:generator>LibreOffice/6.0.7.3$Linux_X86_64 LibreOffice_project/00m0$Build-3</meta:generator>
    <dc:date>2019-12-16T19:23:20.827248126</dc:date>
    <meta:editing-duration>PT3M11S</meta:editing-duration>
    <meta:editing-cycles>2</meta:editing-cycles>
    <meta:document-statistic meta:table-count="1" meta:cell-count="210" meta:object-count="0"/>
  </office:meta>
</office:document-meta>
</file>